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style:font-name-asian="Times New Roman2" style:font-size-asian="14pt" style:font-name-complex="Times New Roman2" style:font-size-complex="14pt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64.png" xlink:type="simple" xlink:show="embed" xlink:actuate="onLoad"/></draw:frame></text:p>
          </table:table-cell>
          <table:table-cell table:style-name="Table1.B1" office:value-type="string">
            <text:h text:style-name="P7" text:outline-level="1">Операция МЕНЬШЕ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6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9">Блок </text:span><text:span text:style-name="T10">р</text:span><text:span text:style-name="T12">еализует логическую операцию </text:span><text:span text:style-name="T10">МЕНЬШЕ</text:span><text:span text:style-name="T12">:</text:span></text:p>
            <text:p text:style-name="P3"><text:span text:style-name="T13"><draw:frame draw:style-name="fr3" draw:name="Объект1" text:anchor-type="as-char" svg:width="5.99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,</text:span></text:p>
            <text:p text:style-name="P2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7">₁</text:span><text:span text:style-name="T2">(t)</text:span><text:span text:style-name="T4">,</text:span><text:span text:style-name="T8"> </text:span><text:span text:style-name="T2">x</text:span><text:span text:style-name="T7">₂</text:span><text:span text:style-name="T2">(t)</text:span><text:span text:style-name="T6"> – входные сигналы.</text:span></text:p>
            <text:p text:style-name="P2"><text:span text:style-name="T11">Свойства</text:span>:</text:p>
            <text:list xml:id="list8856307678378812084" text:style-name="L1">
              <text:list-item>
                <text:p text:style-name="P6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МЕНЬШЕ</dc:title>
    <dc:date>2014-12-16T20:11:35.65</dc:date>
    <meta:generator>OpenOffice/4.1.1$Win32 OpenOffice.org_project/411m6$Build-9775</meta:generator>
    <meta:editing-duration>PT2H8M16S</meta:editing-duration>
    <meta:editing-cycles>98</meta:editing-cycles>
    <meta:document-statistic meta:table-count="1" meta:image-count="2" meta:object-count="1" meta:page-count="1" meta:paragraph-count="11" meta:word-count="61" meta:character-count="37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&lt; x_2(t); #
alignl 0, ~ если x_1(t) &gt;= x_2(t);  }
right none
</annotation>
  </semantics>
</math>
</file>